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2_20_Dots_20_3_20_Dashes" svg:stroke-width="0.01cm" draw:marker-start-width="0.235cm" draw:marker-end-width="0.235cm" draw:fill="none" draw:textarea-vertical-align="middle" fo:padding-top="0.13cm" fo:padding-bottom="0.13cm" fo:padding-left="0.255cm" fo:padding-right="0.255cm"/>
    </style:style>
    <style:style style:name="gr5" style:family="graphic" style:parent-style-name="objectwithoutfill">
      <style:graphic-properties draw:stroke="dash" draw:stroke-dash="Schiene" svg:stroke-width="0.2cm" draw:marker-start-width="0.8cm" draw:marker-end="Arrow" draw:marker-end-width="0.3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start="" draw:marker-end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draw:fill="none" fo:min-height="0.3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0pt" style:font-size-asian="18pt" style:font-size-complex="18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20pt"/>
    </style:style>
    <style:style style:name="P9" style:family="paragraph">
      <style:text-properties fo:color="#ff0000"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ystemarchitektur<text:line-break/><text:span text:style-name="T1">Version 2, --.07.2017</text:span></text:p>
          </draw:text-box>
        </draw:frame>
        <draw:frame presentation:style-name="pr2" draw:layer="layout" svg:width="25.199cm" svg:height="13.859cm" svg:x="1.4cm" svg:y="4.914cm" presentation:class="subtitle">
          <draw:text-box>
            <text:p text:style-name="P1">Komponenten:</text:p>
            <text:list text:style-name="L2">
              <text:list-item>
                <text:p text:style-name="P1">Intellibox</text:p>
              </text:list-item>
              <text:list-item>
                <text:p text:style-name="P1">Switch-Control</text:p>
              </text:list-item>
              <text:list-item>
                <text:p text:style-name="P1">Besetztmelder (Inputs S88)</text:p>
              </text:list-item>
              <text:list-item>
                <text:p text:style-name="P1">Magnetartikel (Weichen, Signale)</text:p>
              </text:list-item>
              <text:list-item>
                <text:p text:style-name="P1">Digitale Outputs am PC (über USB)</text:p>
              </text:list-item>
              <text:list-item>
                <text:p text:style-name="P1">Gleisbildstellpult (Tasten und LEDs)</text:p>
              </text:list-item>
              <text:list-item>
                <text:p text:style-name="P1">PC (erweiterte Steuerung über COM)</text:p>
              </text:list-item>
              <text:list-item>
                <text:p text:style-name="P1">Lo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Änderungshistorie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3">
              <text:list-item>
                <text:p text:style-name="P2"><text:span text:style-name="T2">Für die Weichenausleuchtung (ws) auf dem Stellpult werden 2 Ausgänge (highaktiv) verwendet.</text:span></text:p>
              </text:list-item>
              <text:list-item>
                <text:p text:style-name="P2"><text:span text:style-name="T2">Die rote BM-Ausleuchtung kann somit dominant ausgeführt werd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9">
        <draw:frame presentation:style-name="pr4" draw:layer="layout" svg:width="25.199cm" svg:height="3.506cm" svg:x="1.4cm" svg:y="0.837cm" presentation:class="title">
          <draw:text-box>
            <text:p>Use Case Stellwerk<text:line-break/><text:span text:style-name="T1">Weichen</text:span></text:p>
          </draw:text-box>
        </draw:frame>
        <draw:rect draw:style-name="gr2" draw:text-style-name="P3" draw:layer="layout" svg:width="5.441cm" svg:height="1.573cm" svg:x="2.047cm" svg:y="7.089cm">
          <text:p text:style-name="P3">Gleisbildstellpult</text:p>
          <text:p text:style-name="P3"><text:span text:style-name="T3">Weichen Taster+LEDs</text:span></text:p>
        </draw:rect>
        <draw:rect draw:style-name="gr2" draw:text-style-name="P3" draw:layer="layout" svg:width="5.441cm" svg:height="1.573cm" svg:x="2.023cm" svg:y="10.884cm">
          <text:p text:style-name="P3">Switch-Control</text:p>
          <text:p text:style-name="P3"><text:span text:style-name="T4">Inputs, Outputs</text:span></text:p>
        </draw:rect>
        <draw:line draw:style-name="gr3" draw:text-style-name="P3" draw:layer="layout" svg:x1="3.32cm" svg:y1="8.662cm" svg:x2="3.369cm" svg:y2="10.884cm">
          <text:p/>
        </draw:line>
        <draw:line draw:style-name="gr3" draw:text-style-name="P3" draw:layer="layout" svg:x1="5.691cm" svg:y1="10.884cm" svg:x2="5.691cm" svg:y2="8.662cm">
          <text:p/>
        </draw:line>
        <draw:rect draw:style-name="gr2" draw:text-style-name="P3" draw:layer="layout" svg:width="5.441cm" svg:height="1.573cm" svg:x="10.435cm" svg:y="10.86cm">
          <text:p text:style-name="P3">Intellibox</text:p>
          <text:p text:style-name="P3">Keyboard-Modus</text:p>
        </draw:rect>
        <draw:rect draw:style-name="gr2" draw:text-style-name="P3" draw:layer="layout" svg:width="5.441cm" svg:height="1.573cm" svg:x="10.436cm" svg:y="14.561cm">
          <text:p text:style-name="P3">Magnetartikel</text:p>
          <text:p text:style-name="P3">Weichen</text:p>
        </draw:rect>
        <draw:line draw:style-name="gr4" draw:text-style-name="P4" draw:layer="layout" svg:x1="7.464cm" svg:y1="11.682cm" svg:x2="10.435cm" svg:y2="11.682cm">
          <text:p/>
        </draw:line>
        <draw:line draw:style-name="gr5" draw:text-style-name="P3" draw:layer="layout" svg:x1="12.68cm" svg:y1="12.433cm" svg:x2="12.68cm" svg:y2="14.561cm">
          <text:p/>
        </draw:line>
        <draw:frame draw:style-name="gr6" draw:text-style-name="P5" draw:layer="layout" svg:width="1.768cm" svg:height="0.64cm" svg:x="12.93cm" svg:y="13.08cm">
          <draw:text-box>
            <text:p text:style-name="P5">Schiene</text:p>
          </draw:text-box>
        </draw:frame>
        <draw:frame draw:style-name="gr6" draw:layer="layout" svg:width="1.81cm" svg:height="0.64cm" svg:x="8.087cm" svg:y="11.042cm">
          <draw:text-box>
            <text:p text:style-name="P3"><text:span text:style-name="T5">LocoNet</text:span></text:p>
          </draw:text-box>
        </draw:frame>
        <draw:frame draw:style-name="gr6" draw:text-style-name="P7" draw:layer="layout" svg:width="10.183cm" svg:height="6.881cm" svg:x="0.442cm" svg:y="13.618cm">
          <draw:text-box>
            <text:list text:style-name="L4">
              <text:list-item>
                <text:p text:style-name="P6"><text:span text:style-name="T5">Auf Grund der Tastenkombi wird eine Weiche (W) in die </text:span><text:span text:style-name="T5"><text:line-break/></text:span><text:span text:style-name="T5">andere Lage gebracht</text:span></text:p>
              </text:list-item>
              <text:list-item>
                <text:p text:style-name="P6"><text:span text:style-name="T5">LNCV 100-199: <text:s/>(siehe S.11 Switch-Control)</text:span><text:span text:style-name="T5"><text:line-break/></text:span><text:span text:style-name="T5">LNVC110=AAAA4 (WT1+WGT10 =&gt; W:AAAA )</text:span></text:p>
              </text:list-item>
              <text:list-item>
                <text:p text:style-name="P6"><text:span text:style-name="T5">Der Befehl wird vom Switch-Control an die IB weiter </text:span><text:span text:style-name="T5"><text:line-break/></text:span><text:span text:style-name="T5">gegeben und von dieser über die Schiene an die Magnet-</text:span><text:span text:style-name="T5"><text:line-break/></text:span><text:span text:style-name="T5">artikel weiter gegeben.</text:span><text:span text:style-name="T5"><text:line-break/></text:span><text:span text:style-name="T5"/></text:p>
              </text:list-item>
              <text:list-item>
                <text:p text:style-name="P6"><text:span text:style-name="T5">Über das Switch-Control wird der Zustand des</text:span><text:span text:style-name="T5"><text:line-break/></text:span><text:span text:style-name="T5">zugehörigen Lampenausgangs in Abh. der W gewechselt. </text:span><text:span text:style-name="T5"><text:line-break/></text:span><text:span text:style-name="T5">(gerade=gn / rund=rot) mit </text:span><text:span text:style-name="T6">weißen LEDs</text:span><text:span text:style-name="T5">!</text:span></text:p>
              </text:list-item>
              <text:list-item>
                <text:p text:style-name="P6"><text:span text:style-name="T5">Zwei Ausgänge für 2 Lampen mit Transistorschaltung! </text:span></text:p>
              </text:list-item>
              <text:list-item>
                <text:p text:style-name="P6"><text:span text:style-name="T5">LNCV 10-29: <text:s/>(siehe S.9+10 Switch-Control)</text:span><text:span text:style-name="T5"><text:line-break/></text:span><text:span text:style-name="T5">LNVC21=AAAA0 (Lampenausgang 1 rot /EIN wenn </text:span><text:span text:style-name="T5"><text:line-break/></text:span><text:span text:style-name="T5">W:AAAA auf rund=rot )</text:span><text:span text:style-name="T5"><text:line-break/></text:span><text:span text:style-name="T5">LNVC11=AAAA1 (Lampenausgang 1 rot /AUS wenn </text:span><text:span text:style-name="T5"><text:line-break/></text:span><text:span text:style-name="T5">W:AAAA auf gerade=gn )</text:span></text:p>
              </text:list-item>
            </text:list>
          </draw:text-box>
        </draw:frame>
        <draw:frame draw:style-name="gr6" draw:text-style-name="P7" draw:layer="layout" svg:width="15.855cm" svg:height="1.418cm" svg:x="1.541cm" svg:y="4.667cm">
          <draw:text-box>
            <text:list text:style-name="L4">
              <text:list-item>
                <text:p text:style-name="P6"><text:span text:style-name="T5">Weichentaste (WT) und WeichenGruppenTaste (WGT) wird zusammen betätigt</text:span></text:p>
              </text:list-item>
              <text:list-item>
                <text:p text:style-name="P6"><text:span text:style-name="T5">Nachteil: WGT muss an jedes Switch-Control angeschlossen werden welches Weichen steuert</text:span></text:p>
              </text:list-item>
              <text:list-item>
                <text:p text:style-name="P6"><text:span text:style-name="T5">Da zwei Ausgänge pro Weiche verwendet werden, sind 5 Weichen pro Switch-Control möglich</text:span></text:p>
              </text:list-item>
            </text:list>
          </draw:text-box>
        </draw:frame>
        <draw:frame draw:style-name="gr6" draw:text-style-name="P7" draw:layer="layout" svg:width="13.925cm" svg:height="2.585cm" svg:x="11.837cm" svg:y="17.8cm">
          <draw:text-box>
            <text:list text:style-name="L4">
              <text:list-item>
                <text:p text:style-name="P6"><text:span text:style-name="T5">Lampen werden invers mit Transistorschaltung angesteuert (durch „/“ angedeutet) </text:span></text:p>
              </text:list-item>
              <text:list-item>
                <text:p text:style-name="P6"><text:span text:style-name="T5">LNCV 10-29: <text:s/>(siehe S.9+10 Switch-Control)</text:span><text:span text:style-name="T5"><text:line-break/></text:span><text:span text:style-name="T5">LNVC22=AAAA1 (Lampenausgang 2 grün /EIN wenn </text:span><text:span text:style-name="T5"><text:line-break/></text:span><text:span text:style-name="T5">W:AAAA auf gerade=gn</text:span><text:span text:style-name="T5"> )</text:span><text:span text:style-name="T5"><text:line-break/></text:span><text:span text:style-name="T5">LNVC12AAAA0 (Lampenausgang 2 grün /AUS wenn </text:span><text:span text:style-name="T5"><text:line-break/></text:span><text:span text:style-name="T5">W:AAAA auf rund=rot</text:span><text:span text:style-name="T5"> 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9">
        <draw:frame presentation:style-name="pr4" draw:layer="layout" svg:width="25.199cm" svg:height="3.506cm" svg:x="1.4cm" svg:y="0.837cm" presentation:class="title">
          <draw:text-box>
            <text:p>Use Case Stellwerk<text:line-break/><text:span text:style-name="T1">Besetztmeldung mit roter Ausleuchtung (Variante 1)</text:span></text:p>
          </draw:text-box>
        </draw:frame>
        <draw:rect draw:style-name="gr2" draw:text-style-name="P7" draw:layer="layout" svg:width="5.441cm" svg:height="1.573cm" svg:x="2.047cm" svg:y="7.089cm">
          <text:p text:style-name="P7">Gleisbildstellpult</text:p>
          <text:p text:style-name="P7"><text:span text:style-name="T3">LEDs</text:span></text:p>
        </draw:rect>
        <draw:rect draw:style-name="gr2" draw:text-style-name="P7" draw:layer="layout" svg:width="5.441cm" svg:height="1.573cm" svg:x="2.023cm" svg:y="10.884cm">
          <text:p text:style-name="P7">Switch-Control</text:p>
          <text:p text:style-name="P7"><text:span text:style-name="T4">Inputs, Outputs</text:span></text:p>
        </draw:rect>
        <draw:line draw:style-name="gr3" draw:text-style-name="P3" draw:layer="layout" svg:x1="5.691cm" svg:y1="10.884cm" svg:x2="5.691cm" svg:y2="8.662cm">
          <text:p/>
        </draw:line>
        <draw:rect draw:style-name="gr2" draw:text-style-name="P7" draw:layer="layout" svg:width="5.441cm" svg:height="1.573cm" svg:x="10.435cm" svg:y="10.86cm">
          <text:p text:style-name="P7">Intellibox</text:p>
          <text:p text:style-name="P7">S88-Modus</text:p>
        </draw:rect>
        <draw:line draw:style-name="gr4" draw:text-style-name="P4" draw:layer="layout" svg:x1="7.464cm" svg:y1="11.682cm" svg:x2="10.435cm" svg:y2="11.682cm">
          <text:p/>
        </draw:line>
        <draw:frame draw:style-name="gr6" draw:text-style-name="P7" draw:layer="layout" svg:width="1.81cm" svg:height="0.64cm" svg:x="8.087cm" svg:y="11.042cm">
          <draw:text-box>
            <text:p text:style-name="P7"><text:span text:style-name="T5">LocoNet</text:span></text:p>
          </draw:text-box>
        </draw:frame>
        <draw:rect draw:style-name="gr2" draw:text-style-name="P7" draw:layer="layout" svg:width="5.441cm" svg:height="1.573cm" svg:x="19.201cm" svg:y="10.868cm">
          <text:p text:style-name="P7">Besetztmelder</text:p>
        </draw:rect>
        <draw:line draw:style-name="gr7" draw:text-style-name="P3" draw:layer="layout" svg:x1="19.201cm" svg:y1="11.632cm" svg:x2="15.876cm" svg:y2="11.632cm">
          <text:p/>
        </draw:line>
        <draw:frame draw:style-name="gr6" draw:text-style-name="P7" draw:layer="layout" svg:width="1.124cm" svg:height="0.64cm" svg:x="16.499cm" svg:y="10.992cm">
          <draw:text-box>
            <text:p text:style-name="P7"><text:span text:style-name="T5">S88</text:span></text:p>
          </draw:text-box>
        </draw:frame>
        <draw:frame draw:style-name="gr8" draw:text-style-name="P6" draw:layer="layout" svg:width="8.916cm" svg:height="1.418cm" svg:x="17.542cm" svg:y="12.905cm">
          <draw:text-box>
            <text:list text:style-name="L4">
              <text:list-item>
                <text:p text:style-name="P6"><text:span text:style-name="T5">Besetztmelder BM (z.B. Elektronik von Litfinski Strom messend an Gleisabschnitten) melden über S88 Bus Signale an Intellibox.</text:span></text:p>
              </text:list-item>
            </text:list>
          </draw:text-box>
        </draw:frame>
        <draw:frame draw:style-name="gr6" draw:text-style-name="P7" draw:layer="layout" svg:width="16.668cm" svg:height="7.27cm" svg:x="0.444cm" svg:y="12.75cm">
          <draw:text-box>
            <text:list text:style-name="L4">
              <text:list-item>
                <text:p text:style-name="P6"><text:span text:style-name="T5">Schalten von roten LEDs im Stellpult:</text:span><text:span text:style-name="T5"><text:line-break/></text:span><text:span text:style-name="T5">Es wird ein Ausgang pro roter LED benötigt!</text:span></text:p>
              </text:list-item>
              <text:list-item>
                <text:p text:style-name="P6"><text:span text:style-name="T5">Über das Switch-Control wird der Zustand des</text:span><text:span text:style-name="T5"><text:line-break/></text:span><text:span text:style-name="T5">zugehörigen Lampenausgangs in Abh. der BM gewechselt. </text:span><text:span text:style-name="T5"><text:line-break/></text:span><text:span text:style-name="T5">(frei , belegt) mit </text:span><text:span text:style-name="T6">roten LEDs</text:span><text:span text:style-name="T5">!</text:span></text:p>
              </text:list-item>
              <text:list-item>
                <text:p text:style-name="P6"><text:span text:style-name="T5">LNCV 10-29: <text:s/>(siehe S.9+10 Switch-Control</text:span><text:span text:style-name="T5">)</text:span><text:span text:style-name="T5"><text:line-break/></text:span><text:span text:style-name="T5">LNVC11=AAAA3 (Lampenausgang 1 EIN wenn </text:span><text:span text:style-name="T5"><text:line-break/></text:span><text:span text:style-name="T5">BM:AAAA „besetzt“ meldet )</text:span><text:span text:style-name="T5"><text:line-break/></text:span><text:span text:style-name="T5">LNVC21=AAAA2 (Lampenausgang 1 AUS wenn </text:span><text:span text:style-name="T5"><text:line-break/></text:span><text:span text:style-name="T5">W:AAAA „frei“ meldet </text:span><text:span text:style-name="T5"><text:s/>)</text:span></text:p>
                <text:p text:style-name="P6"><text:span text:style-name="T5"/></text:p>
              </text:list-item>
              <text:list-item>
                <text:p text:style-name="P6"><text:span text:style-name="T5">Folgende Zustände für eine Ausleuchtung sind richtig: Aus, weiß, rot!</text:span></text:p>
              </text:list-item>
              <text:list-item>
                <text:p text:style-name="P6"><text:span text:style-name="T5">Weiße Weichen LEDs werden mit je einem Ausgang invers geschaltet. (Der Open-Collector ist high)</text:span></text:p>
              </text:list-item>
              <text:list-item>
                <text:p text:style-name="P6"><text:span text:style-name="T5">Die weißen LED werden durch einen nachgeschalteten Transistor eingeschaltet.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Rote LED werden auf Grund BM eingeschaltet und schalten die weißen LEDs aus.</text:span></text:p>
              </text:list-item>
              <text:list-item>
                <text:p text:style-name="P6"><text:span text:style-name="T5">Angepasste Transistorschaltung, und </text:span></text:p>
              </text:list-item>
              <text:list-item>
                <text:p text:style-name="P6"><text:span text:style-name="T5">B) Zwei LED Ausgänge (weiß) für Weichen verwenden. Dann 4 Ausgänge pro Weiche nötig!</text:span></text:p>
              </text:list-item>
            </text:list>
          </draw:text-box>
        </draw:frame>
        <draw:frame draw:style-name="gr9" draw:text-style-name="P6" draw:layer="layout" svg:width="3.455cm" svg:height="1.029cm" svg:x="5.691cm" svg:y="9.511cm">
          <draw:text-box>
            <text:p text:style-name="P6"><text:span text:style-name="T5">Rote Ausleuchtung „Besetzt“</text:span></text:p>
          </draw:text-box>
        </draw:frame>
        <draw:rect draw:style-name="gr2" draw:text-style-name="P7" draw:layer="layout" svg:width="5.441cm" svg:height="1.573cm" svg:x="19.193cm" svg:y="6.871cm">
          <text:p text:style-name="P7">PC (Lesemode)</text:p>
        </draw:rect>
        <draw:frame draw:style-name="gr10" draw:text-style-name="P7" draw:layer="layout" svg:width="1.323cm" svg:height="0.764cm" svg:x="16.8cm" svg:y="8.956cm">
          <draw:text-box>
            <text:p text:style-name="P7"><text:span text:style-name="T5">COM</text:span></text:p>
          </draw:text-box>
        </draw:frame>
        <draw:line draw:style-name="gr3" draw:text-style-name="P3" draw:layer="layout" svg:x1="15.122cm" svg:y1="10.86cm" svg:x2="20.368cm" svg:y2="8.444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draw:frame presentation:style-name="pr4" draw:layer="layout" svg:width="25.199cm" svg:height="3.506cm" svg:x="1.4cm" svg:y="0.837cm" presentation:class="title">
          <draw:text-box>
            <text:p>Use Case Stellwerk<text:line-break/><text:span text:style-name="T1">Besetztmeldung mit roter Ausleuchtung (Variante 2)</text:span></text:p>
          </draw:text-box>
        </draw:frame>
        <draw:rect draw:style-name="gr2" draw:text-style-name="P7" draw:layer="layout" svg:width="5.441cm" svg:height="1.573cm" svg:x="2.047cm" svg:y="7.089cm">
          <text:p text:style-name="P7">Gleisbildstellpult</text:p>
          <text:p text:style-name="P7"><text:span text:style-name="T3">LEDs</text:span></text:p>
        </draw:rect>
        <draw:rect draw:style-name="gr2" draw:text-style-name="P7" draw:layer="layout" svg:width="5.441cm" svg:height="1.573cm" svg:x="2.023cm" svg:y="11.984cm">
          <text:p text:style-name="P7">Shiftregister</text:p>
          <text:p text:style-name="P7"><text:span text:style-name="T4">Outputs</text:span></text:p>
        </draw:rect>
        <draw:line draw:style-name="gr3" draw:text-style-name="P3" draw:layer="layout" svg:x1="5.691cm" svg:y1="11.984cm" svg:x2="5.691cm" svg:y2="8.662cm">
          <text:p/>
        </draw:line>
        <draw:rect draw:style-name="gr2" draw:text-style-name="P7" draw:layer="layout" svg:width="5.441cm" svg:height="1.573cm" svg:x="10.435cm" svg:y="10.86cm">
          <text:p text:style-name="P7">Intellibox</text:p>
          <text:p text:style-name="P7">S88-Modus</text:p>
        </draw:rect>
        <draw:rect draw:style-name="gr2" draw:text-style-name="P7" draw:layer="layout" svg:width="5.441cm" svg:height="1.573cm" svg:x="19.201cm" svg:y="10.868cm">
          <text:p text:style-name="P7">Besetztmelder</text:p>
        </draw:rect>
        <draw:line draw:style-name="gr7" draw:text-style-name="P3" draw:layer="layout" svg:x1="19.201cm" svg:y1="11.632cm" svg:x2="15.876cm" svg:y2="11.632cm">
          <text:p/>
        </draw:line>
        <draw:frame draw:style-name="gr6" draw:text-style-name="P7" draw:layer="layout" svg:width="1.124cm" svg:height="0.64cm" svg:x="16.499cm" svg:y="10.992cm">
          <draw:text-box>
            <text:p text:style-name="P7"><text:span text:style-name="T5">S88</text:span></text:p>
          </draw:text-box>
        </draw:frame>
        <draw:frame draw:style-name="gr8" draw:text-style-name="P6" draw:layer="layout" svg:width="8.916cm" svg:height="1.418cm" svg:x="17.542cm" svg:y="12.905cm">
          <draw:text-box>
            <text:list text:style-name="L4">
              <text:list-item>
                <text:p text:style-name="P6"><text:span text:style-name="T5">Besetztmelder BM (z.B. Elektronik von Litfinski Strom messend an Gleisabschnitten) melden über S88 Bus Signale an Intellibox.</text:span></text:p>
              </text:list-item>
            </text:list>
          </draw:text-box>
        </draw:frame>
        <draw:frame draw:style-name="gr6" draw:text-style-name="P6" draw:layer="layout" svg:width="19.25cm" svg:height="5.308cm" svg:x="0.444cm" svg:y="14.423cm">
          <draw:text-box>
            <text:list text:style-name="L4">
              <text:list-item>
                <text:p text:style-name="P6"><text:span text:style-name="T5">Die getakteten Daten aus dem S88 Bus werden von der IB ausgelesen. Diese Daten könnten mitgelesen werden</text:span></text:p>
              </text:list-item>
              <text:list-item>
                <text:p text:style-name="P6"><text:span text:style-name="T5">Littfinski bietet eine Gleisbildstellpultdekoder mit Master- und Displaymodul.</text:span></text:p>
              </text:list-item>
              <text:list-item>
                <text:p text:style-name="P6"><text:span text:style-name="T5">Vielleicht könnten auch mit einer eigenen Schieberegisterkette oder MCU-SPI-Schaltung die Daten gelesen werden.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Diese Schaltungen haben zu eigen, dass eine Kopie der Eingangs(BM)-Daten auch die Outputs(BM-Leds) ansteuert.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Folgende Zustände für eine Ausleuchtung sind richtig: Aus, weiß, rot!</text:span></text:p>
              </text:list-item>
              <text:list-item>
                <text:p text:style-name="P6"><text:span text:style-name="T5">Weiße Weichen LEDs werden mit je einem Ausgang invers geschaltet. (Der Open-Collector ist high)</text:span></text:p>
              </text:list-item>
              <text:list-item>
                <text:p text:style-name="P6"><text:span text:style-name="T5">Die weißen LED werden durch einen nachgeschalteten Transistor eingeschaltet.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Rote LED werden auf Grund BM eingeschaltet und schalten die weißen LEDs aus.</text:span></text:p>
              </text:list-item>
              <text:list-item>
                <text:p text:style-name="P6"><text:span text:style-name="T5">Angepasste Transistorschaltung, und </text:span></text:p>
              </text:list-item>
              <text:list-item>
                <text:p text:style-name="P6"><text:span text:style-name="T5">B) Zwei LED Ausgänge (weiß) für Weichen verwenden. Dann 4 Ausgänge pro Weiche nötig!</text:span></text:p>
              </text:list-item>
            </text:list>
          </draw:text-box>
        </draw:frame>
        <draw:line draw:style-name="gr3" draw:text-style-name="P3" draw:layer="layout" svg:x1="16.724cm" svg:y1="12.905cm" svg:x2="7.464cm" svg:y2="12.905cm">
          <text:p/>
        </draw:line>
        <draw:line draw:style-name="gr11" draw:text-style-name="P3" draw:layer="layout" svg:x1="16.724cm" svg:y1="12.905cm" svg:x2="16.724cm" svg:y2="11.632cm">
          <text:p/>
        </draw:line>
        <draw:frame draw:style-name="gr9" draw:text-style-name="P6" draw:layer="layout" svg:width="3.455cm" svg:height="1.029cm" svg:x="5.693cm" svg:y="9.513cm">
          <draw:text-box>
            <text:p text:style-name="P6"><text:span text:style-name="T5">Rote Ausleuchtung „Besetzt“</text:span></text:p>
          </draw:text-box>
        </draw:frame>
        <draw:rect draw:style-name="gr2" draw:text-style-name="P7" draw:layer="layout" svg:width="5.441cm" svg:height="1.573cm" svg:x="19.193cm" svg:y="6.871cm">
          <text:p text:style-name="P7">PC (Lesemode)</text:p>
        </draw:rect>
        <draw:frame draw:style-name="gr10" draw:text-style-name="P7" draw:layer="layout" svg:width="1.323cm" svg:height="0.764cm" svg:x="16.8cm" svg:y="8.956cm">
          <draw:text-box>
            <text:p text:style-name="P7"><text:span text:style-name="T5">COM</text:span></text:p>
          </draw:text-box>
        </draw:frame>
        <draw:line draw:style-name="gr3" draw:text-style-name="P3" draw:layer="layout" svg:x1="15.122cm" svg:y1="10.862cm" svg:x2="20.368cm" svg:y2="8.446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>
        <draw:frame presentation:style-name="pr4" draw:layer="layout" svg:width="25.199cm" svg:height="3.506cm" svg:x="1.4cm" svg:y="0.837cm" presentation:class="title">
          <draw:text-box>
            <text:p>Use Case Stellwerk<text:line-break/><text:span text:style-name="T1">Fahrstraßen (Variante 1)</text:span></text:p>
          </draw:text-box>
        </draw:frame>
        <draw:rect draw:style-name="gr2" draw:text-style-name="P7" draw:layer="layout" svg:width="5.441cm" svg:height="1.573cm" svg:x="3.947cm" svg:y="5.389cm">
          <text:p text:style-name="P7">Gleisbildstellpult</text:p>
          <text:p text:style-name="P7"><text:span text:style-name="T3">Start/Ziel Tasten +LEDs</text:span></text:p>
        </draw:rect>
        <draw:rect draw:style-name="gr2" draw:text-style-name="P7" draw:layer="layout" svg:width="5.441cm" svg:height="1.573cm" svg:x="3.923cm" svg:y="9.184cm">
          <text:p text:style-name="P7">Switch-Control</text:p>
          <text:p text:style-name="P7"><text:span text:style-name="T4">Inputs, Outputs</text:span></text:p>
        </draw:rect>
        <draw:line draw:style-name="gr3" draw:text-style-name="P3" draw:layer="layout" svg:x1="5.22cm" svg:y1="6.962cm" svg:x2="5.269cm" svg:y2="9.184cm">
          <text:p/>
        </draw:line>
        <draw:line draw:style-name="gr3" draw:text-style-name="P3" draw:layer="layout" svg:x1="7.591cm" svg:y1="9.184cm" svg:x2="7.591cm" svg:y2="6.962cm">
          <text:p/>
        </draw:line>
        <draw:rect draw:style-name="gr2" draw:text-style-name="P7" draw:layer="layout" svg:width="5.441cm" svg:height="1.573cm" svg:x="12.335cm" svg:y="9.16cm">
          <text:p text:style-name="P7">Intellibox</text:p>
          <text:p text:style-name="P7">Keyboard-Modus</text:p>
        </draw:rect>
        <draw:rect draw:style-name="gr2" draw:text-style-name="P7" draw:layer="layout" svg:width="5.441cm" svg:height="1.573cm" svg:x="12.336cm" svg:y="12.861cm">
          <text:p text:style-name="P7">Magnetartikel</text:p>
          <text:p text:style-name="P7">Weichen</text:p>
        </draw:rect>
        <draw:line draw:style-name="gr4" draw:text-style-name="P4" draw:layer="layout" svg:x1="9.364cm" svg:y1="9.982cm" svg:x2="12.335cm" svg:y2="9.982cm">
          <text:p/>
        </draw:line>
        <draw:line draw:style-name="gr5" draw:text-style-name="P3" draw:layer="layout" svg:x1="14.58cm" svg:y1="10.733cm" svg:x2="14.58cm" svg:y2="12.861cm">
          <text:p/>
        </draw:line>
        <draw:frame draw:style-name="gr6" draw:text-style-name="P5" draw:layer="layout" svg:width="1.768cm" svg:height="0.64cm" svg:x="14.83cm" svg:y="11.38cm">
          <draw:text-box>
            <text:p text:style-name="P5">Schiene</text:p>
          </draw:text-box>
        </draw:frame>
        <draw:frame draw:style-name="gr6" draw:text-style-name="P7" draw:layer="layout" svg:width="1.81cm" svg:height="0.64cm" svg:x="9.987cm" svg:y="9.442cm">
          <draw:text-box>
            <text:p text:style-name="P7"><text:span text:style-name="T5">LocoNet</text:span></text:p>
          </draw:text-box>
        </draw:frame>
        <draw:frame draw:style-name="gr6" draw:text-style-name="P7" draw:layer="layout" svg:width="13.531cm" svg:height="7.659cm" svg:x="0.443cm" svg:y="12.033cm">
          <draw:text-box>
            <text:list text:style-name="L4">
              <text:list-item>
                <text:p text:style-name="P6"><text:span text:style-name="T5">Auf Grund der Tastenkombi Start/Ziel kann mit Hilfe einer Magnetartikel-</text:span><text:span text:style-name="T5"><text:line-break/></text:span><text:span text:style-name="T5">adresse eine Fahrstraße gesetzt werden.</text:span></text:p>
              </text:list-item>
              <text:list-item>
                <text:p text:style-name="P6"><text:span text:style-name="T5">Die IB kann daraufhin diverse Weichen automatisch nacheinander </text:span><text:span text:style-name="T5"><text:line-break/></text:span><text:span text:style-name="T5">in Stellung bringen.</text:span></text:p>
              </text:list-item>
              <text:list-item>
                <text:p text:style-name="P6"><text:span text:style-name="T5">Als Überwachung dieser Fahrstraße kann wie bei Weichen ein</text:span><text:span text:style-name="T5"><text:line-break/></text:span><text:span text:style-name="T5">Lampenausgang geschaltet werden.</text:span></text:p>
                <text:p text:style-name="P6"><text:span text:style-name="T5"/></text:p>
              </text:list-item>
              <text:list-item>
                <text:p text:style-name="P6"><text:span text:style-name="T6">Die Nachteile sind zahlreich:</text:span><text:span text:style-name="T5"> </text:span></text:p>
              </text:list-item>
              <text:list-item>
                <text:p text:style-name="P6"><text:span text:style-name="T5">Der Start einer Fahrstraße geschieht ohne zusätzliche Bedingung</text:span><text:span text:style-name="T5"><text:line-break/></text:span><text:span text:style-name="T5">(andere Fahrstraßen aktiv, Gleise besetzt …)</text:span></text:p>
              </text:list-item>
              <text:list-item>
                <text:p text:style-name="P6"><text:span text:style-name="T5">Mit einem Lampenausgang müssen diverse LEDs geschaltet werden.</text:span><text:span text:style-name="T5"><text:line-break/></text:span><text:span text:style-name="T5">Die LEDs sind zur Ausleuchtung des Fahrweges auf dem Stellpult.</text:span><text:span text:style-name="T5"><text:line-break/></text:span><text:span text:style-name="T5">Viele LEDs werden aber für unterschiedliche Fahrstraßen gebraucht.</text:span><text:span text:style-name="T5"><text:line-break/></text:span><text:span text:style-name="T5">Dieses zu realisieren, würde nur mit vielen Dioden per Hardware klappen.</text:span><text:span text:style-name="T5"><text:line-break/></text:span><text:span text:style-name="T5">Eine Softwarelösung ist hier wesentlich eleganter und flexibler!</text:span></text:p>
              </text:list-item>
              <text:list-item>
                <text:p text:style-name="P6"><text:span text:style-name="T5">Eine Fahrstraße sollte sich automatisch auflösen, wenn das Ziel erreicht wurde.</text:span></text:p>
              </text:list-item>
              <text:list-item>
                <text:p text:style-name="P6"><text:span text:style-name="T5">Über die Ansteuerung von Signalen haben wir noch gar nicht gesprochen.</text:span><text:span text:style-name="T5"><text:line-break/></text:span><text:span text:style-name="T5">Aber auch hier sollte das Signal wieder auf Halt gehen, wenn der Zug am Signal</text:span><text:span text:style-name="T5"><text:line-break/></text:span><text:span text:style-name="T5">vorbei gefahren ist.</text:span></text:p>
              </text:list-item>
            </text:list>
          </draw:text-box>
        </draw:frame>
        <draw:frame draw:style-name="gr6" draw:text-style-name="P9" draw:layer="layout" svg:width="9.358cm" svg:height="0.983cm" svg:x="17.813cm" svg:y="15.373cm">
          <draw:text-box>
            <text:p text:style-name="P9">Diese Lösung ist ungeeignet!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draw:frame presentation:style-name="pr4" draw:layer="layout" svg:width="25.199cm" svg:height="3.506cm" svg:x="1.4cm" svg:y="0.837cm" presentation:class="title">
          <draw:text-box>
            <text:p>Use Case Stellwerk<text:line-break/><text:span text:style-name="T1">Fahrstraßen (Variante 2)</text:span></text:p>
          </draw:text-box>
        </draw:frame>
        <draw:rect draw:style-name="gr2" draw:text-style-name="P7" draw:layer="layout" svg:width="5.441cm" svg:height="1.573cm" svg:x="2.049cm" svg:y="6.899cm">
          <text:p text:style-name="P7">Gleisbildstellpult</text:p>
          <text:p text:style-name="P7"><text:span text:style-name="T3">Start/Ziel Tasten, <text:s text:c="2"/>LEDs</text:span></text:p>
        </draw:rect>
        <draw:rect draw:style-name="gr2" draw:text-style-name="P7" draw:layer="layout" svg:width="5.441cm" svg:height="1.573cm" svg:x="2.025cm" svg:y="10.694cm">
          <text:p text:style-name="P7">Switch-Control</text:p>
          <text:p text:style-name="P7"><text:span text:style-name="T4">Inputs, Outputs</text:span></text:p>
        </draw:rect>
        <draw:line draw:style-name="gr3" draw:text-style-name="P3" draw:layer="layout" svg:x1="3.322cm" svg:y1="8.472cm" svg:x2="3.371cm" svg:y2="10.694cm">
          <text:p/>
        </draw:line>
        <draw:rect draw:style-name="gr2" draw:text-style-name="P7" draw:layer="layout" svg:width="5.441cm" svg:height="1.573cm" svg:x="10.437cm" svg:y="10.67cm">
          <text:p text:style-name="P7">Intellibox</text:p>
          <text:p text:style-name="P7">Keyboard-Modus</text:p>
        </draw:rect>
        <draw:rect draw:style-name="gr2" draw:text-style-name="P7" draw:layer="layout" svg:width="5.441cm" svg:height="1.573cm" svg:x="10.438cm" svg:y="14.371cm">
          <text:p text:style-name="P7">Magnetartikel</text:p>
          <text:p text:style-name="P7">Weichen</text:p>
        </draw:rect>
        <draw:line draw:style-name="gr4" draw:text-style-name="P4" draw:layer="layout" svg:x1="7.466cm" svg:y1="11.492cm" svg:x2="10.437cm" svg:y2="11.492cm">
          <text:p/>
        </draw:line>
        <draw:line draw:style-name="gr5" draw:text-style-name="P3" draw:layer="layout" svg:x1="12.682cm" svg:y1="12.243cm" svg:x2="12.682cm" svg:y2="14.371cm">
          <text:p/>
        </draw:line>
        <draw:frame draw:style-name="gr6" draw:text-style-name="P5" draw:layer="layout" svg:width="1.768cm" svg:height="0.64cm" svg:x="12.932cm" svg:y="12.89cm">
          <draw:text-box>
            <text:p text:style-name="P5">Schiene</text:p>
          </draw:text-box>
        </draw:frame>
        <draw:frame draw:style-name="gr6" draw:text-style-name="P7" draw:layer="layout" svg:width="1.81cm" svg:height="0.64cm" svg:x="8.089cm" svg:y="10.952cm">
          <draw:text-box>
            <text:p text:style-name="P7"><text:span text:style-name="T5">LocoNet</text:span></text:p>
          </draw:text-box>
        </draw:frame>
        <draw:rect draw:style-name="gr2" draw:text-style-name="P7" draw:layer="layout" svg:width="5.441cm" svg:height="1.573cm" svg:x="19.204cm" svg:y="10.679cm">
          <text:p text:style-name="P7">Besetztmelder</text:p>
        </draw:rect>
        <draw:line draw:style-name="gr7" draw:text-style-name="P3" draw:layer="layout" svg:x1="19.204cm" svg:y1="11.443cm" svg:x2="15.879cm" svg:y2="11.443cm">
          <text:p/>
        </draw:line>
        <draw:frame draw:style-name="gr10" draw:text-style-name="P7" draw:layer="layout" svg:width="1.124cm" svg:height="0.64cm" svg:x="16.502cm" svg:y="10.803cm">
          <draw:text-box>
            <text:p text:style-name="P7"><text:span text:style-name="T5">S88</text:span></text:p>
          </draw:text-box>
        </draw:frame>
        <draw:rect draw:style-name="gr2" draw:text-style-name="P7" draw:layer="layout" svg:width="5.441cm" svg:height="1.573cm" svg:x="19.192cm" svg:y="6.871cm">
          <text:p text:style-name="P7">PC</text:p>
        </draw:rect>
        <draw:frame draw:style-name="gr6" draw:text-style-name="P6" draw:layer="layout" svg:width="21.342cm" svg:height="6.103cm" svg:x="0.443cm" svg:y="14.219cm">
          <draw:text-box>
            <text:list text:style-name="L4">
              <text:list-item>
                <text:p text:style-name="P6"><text:span text:style-name="T5">Auf Grund der Tastenkombi Start/Ziel wird eine </text:span><text:span text:style-name="T5"><text:line-break/></text:span><text:span text:style-name="T5">Magnetartikeladresse angesteuert.</text:span></text:p>
              </text:list-item>
              <text:list-item>
                <text:p text:style-name="P6"><text:span text:style-name="T5">Dieses wird vom PC aus der IB ausgelesen und als Event</text:span><text:span text:style-name="T5"><text:line-break/></text:span><text:span text:style-name="T5">behandelt!</text:span></text:p>
                <text:p text:style-name="P6"><text:span text:style-name="T5"/></text:p>
              </text:list-item>
              <text:list-item>
                <text:p text:style-name="P6"><text:span text:style-name="T5">Wenn die notwendigen Bedingungen erfüllt sind,</text:span><text:span text:style-name="T5"><text:line-break/></text:span><text:span text:style-name="T5">(keine kreuzenden Fahrstraßen aktiv, Gleise besetzt …) kann mit der Aktivierung der Fahrstraße begonnen werden.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Der PC steuert über die IB die Weichen in die korrekte Position und </text:span><text:span text:style-name="T6">sperrt</text:span><text:span text:style-name="T5"> diese! </text:span></text:p>
              </text:list-item>
              <text:list-item>
                <text:p text:style-name="P6"><text:span text:style-name="T5">(*1: Die Lampenansteuerung der Weichen geschieht automatisch wie im Use Case „Weichen“ und ist hier nicht beschrieben.)</text:span></text:p>
              </text:list-item>
              <text:list-item>
                <text:p text:style-name="P6"><text:span text:style-name="T5">Über eine Digital-Output-Card werden die Lampenausgänge (Stellpult) aktiviert, um den Fahrweg auf dem Stellpult auszuleuchten.</text:span></text:p>
              </text:list-item>
              <text:list-item>
                <text:p text:style-name="P6"><text:span text:style-name="T5">Ebenfalls werden schließlich Signale auf Fahrt gestellt.</text:span></text:p>
              </text:list-item>
              <text:list-item>
                <text:p text:style-name="P6"><text:span text:style-name="T5">Wenn die Lok am Signal vorbei gefahren ist, wird das Signal auf Halt geschaltet.</text:span></text:p>
              </text:list-item>
              <text:list-item>
                <text:p text:style-name="P6"><text:span text:style-name="T5">Die Fahrstraße wird aufgelöst, wenn der Zug das Ziel erreicht hat.</text:span><text:span text:style-name="T5"><text:line-break/></text:span><text:span text:style-name="T5">Das bedeutet auch, dass kein einzelner Wagon zurückgeblieben ist.</text:span></text:p>
              </text:list-item>
            </text:list>
          </draw:text-box>
        </draw:frame>
        <draw:line draw:style-name="gr12" draw:text-style-name="P3" draw:layer="layout" svg:x1="20.075cm" svg:y1="8.453cm" svg:x2="14.76cm" svg:y2="10.679cm">
          <text:p/>
        </draw:line>
        <draw:rect draw:style-name="gr2" draw:text-style-name="P7" draw:layer="layout" svg:width="4.063cm" svg:height="1.573cm" svg:x="10.697cm" svg:y="6.826cm">
          <text:p text:style-name="P7">Outputs</text:p>
        </draw:rect>
        <draw:frame draw:style-name="gr10" draw:text-style-name="P7" draw:layer="layout" svg:width="1.323cm" svg:height="0.764cm" svg:x="16.799cm" svg:y="8.956cm">
          <draw:text-box>
            <text:p text:style-name="P7"><text:span text:style-name="T5">COM</text:span></text:p>
          </draw:text-box>
        </draw:frame>
        <draw:line draw:style-name="gr12" draw:text-style-name="P3" draw:layer="layout" svg:x1="19.192cm" svg:y1="7.563cm" svg:x2="14.76cm" svg:y2="7.563cm">
          <text:p/>
        </draw:line>
        <draw:frame draw:style-name="gr10" draw:text-style-name="P7" draw:layer="layout" svg:width="1.222cm" svg:height="0.764cm" svg:x="16.412cm" svg:y="7.017cm">
          <draw:text-box>
            <text:p text:style-name="P7"><text:span text:style-name="T5">USB</text:span></text:p>
          </draw:text-box>
        </draw:frame>
        <draw:line draw:style-name="gr3" draw:text-style-name="P3" draw:layer="layout" svg:x1="10.697cm" svg:y1="7.686cm" svg:x2="7.49cm" svg:y2="7.686cm">
          <text:p/>
        </draw:line>
        <draw:rect draw:style-name="gr2" draw:text-style-name="P7" draw:layer="layout" svg:width="4.063cm" svg:height="1.573cm" svg:x="10.698cm" svg:y="4.127cm">
          <text:p text:style-name="P7">Signale</text:p>
        </draw:rect>
        <draw:line draw:style-name="gr3" draw:text-style-name="P3" draw:layer="layout" svg:x1="12.613cm" svg:y1="6.826cm" svg:x2="12.613cm" svg:y2="5.7cm">
          <text:p/>
        </draw:line>
        <draw:frame draw:style-name="gr9" draw:text-style-name="P6" draw:layer="layout" svg:width="2.465cm" svg:height="0.641cm" svg:x="8.051cm" svg:y="7.207cm">
          <draw:text-box>
            <text:p text:style-name="P6"><text:span text:style-name="T5">Fahrwe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Schiene" draw:style="rect" draw:dots1="1" draw:dots1-length="0.05cm" draw:dots2="1" draw:dots2-length="0.05cm" draw:distance="0.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rk </meta:initial-creator>
    <meta:creation-date>2017-06-19T18:53:12.76</meta:creation-date>
    <meta:editing-duration>P14DT12M43S</meta:editing-duration>
    <meta:editing-cycles>27</meta:editing-cycles>
    <dc:date>2017-07-03T19:39:50.06</dc:date>
    <dc:creator>Dirk </dc:creator>
    <meta:generator>OpenOffice/4.0.1$Win32 OpenOffice.org_project/401m5$Build-9714</meta:generator>
    <meta:document-statistic meta:object-count="122"/>
  </office:meta>
</office:document-meta>
</file>